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name="P4" style:parent-style-name="Textbody" style:family="paragraph">
      <style:text-properties style:font-name="Times New Roman" fo:color="#000000" fo:font-size="10pt" style:font-size-asian="10pt"/>
    </style:style>
    <style:style style:name="P5" style:parent-style-name="Textbody" style:list-style-name="LFO1" style:family="paragraph">
      <style:paragraph-properties fo:margin-bottom="0in" fo:line-height="128%" fo:margin-left="0.2in" fo:text-indent="0in">
        <style:tab-stops/>
      </style:paragraph-properties>
      <style:text-properties style:font-name="Times New Roman" fo:color="#000000" fo:font-size="10pt" style:font-size-asian="10pt"/>
    </style:style>
    <style:style style:name="P6" style:parent-style-name="Textbody" style:list-style-name="LFO1" style:family="paragraph">
      <style:paragraph-properties fo:margin-bottom="0in" fo:line-height="128%" fo:margin-left="0.2in" fo:text-indent="0in">
        <style:tab-stops/>
      </style:paragraph-properties>
      <style:text-properties style:font-name="Times New Roman" fo:color="#000000" fo:font-size="10pt" style:font-size-asian="10pt"/>
    </style:style>
    <style:style style:name="P7" style:parent-style-name="Textbody" style:list-style-name="LFO1" style:family="paragraph">
      <style:paragraph-properties fo:margin-bottom="0in" fo:line-height="128%" fo:margin-left="0.2in" fo:text-indent="0in">
        <style:tab-stops/>
      </style:paragraph-properties>
      <style:text-properties style:font-name="Times New Roman" fo:color="#000000" fo:font-size="10pt" style:font-size-asian="10pt"/>
    </style:style>
    <style:style style:name="P8" style:parent-style-name="Textbody" style:list-style-name="LFO1" style:family="paragraph">
      <style:paragraph-properties fo:margin-bottom="0in" fo:line-height="128%" fo:margin-left="0.2in" fo:text-indent="0in">
        <style:tab-stops/>
      </style:paragraph-properties>
      <style:text-properties style:font-name="Times New Roman" fo:color="#000000" fo:font-size="10pt" style:font-size-asian="10pt"/>
    </style:style>
    <style:style style:name="P9" style:parent-style-name="Textbody" style:list-style-name="LFO1" style:family="paragraph">
      <style:paragraph-properties fo:margin-bottom="0in" fo:line-height="128%" fo:margin-left="0.2in" fo:text-indent="0in">
        <style:tab-stops/>
      </style:paragraph-properties>
      <style:text-properties style:font-name="Times New Roman" fo:color="#000000" fo:font-size="10pt" style:font-size-asian="10pt"/>
    </style:style>
    <style:style style:name="P10" style:parent-style-name="Textbody" style:list-style-name="LFO1" style:family="paragraph">
      <style:paragraph-properties fo:margin-bottom="0in" fo:line-height="128%" fo:margin-left="0.2in" fo:text-indent="0in">
        <style:tab-stops/>
      </style:paragraph-properties>
      <style:text-properties style:font-name="Times New Roman" fo:color="#000000" fo:font-size="10pt" style:font-size-asian="10pt"/>
    </style:style>
    <style:style style:name="P11" style:parent-style-name="Textbody" style:list-style-name="LFO1" style:family="paragraph">
      <style:paragraph-properties fo:margin-bottom="0in" fo:line-height="128%" fo:margin-left="0.2in" fo:text-indent="0in">
        <style:tab-stops/>
      </style:paragraph-properties>
      <style:text-properties style:font-name="Times New Roman" fo:color="#000000" fo:font-size="10pt" style:font-size-asian="10pt"/>
    </style:style>
    <style:style style:name="P12" style:parent-style-name="Textbody" style:list-style-name="LFO1" style:family="paragraph">
      <style:paragraph-properties fo:margin-bottom="0.1451in" fo:line-height="128%" fo:margin-left="0.2in" fo:text-indent="0in">
        <style:tab-stops/>
      </style:paragraph-properties>
      <style:text-properties style:font-name="Times New Roman" fo:color="#000000" fo:font-size="10pt" style:font-size-asian="10pt"/>
    </style:style>
    <style:style style:name="P13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14" style:parent-style-name="Textbody" style:family="paragraph">
      <style:paragraph-properties fo:break-before="page" fo:margin-bottom="0.1451in" fo:line-height="128%"/>
      <style:text-properties style:font-name="Times New Roman" fo:color="#000000" fo:font-size="10pt" style:font-size-asian="10pt"/>
    </style:style>
    <style:style style:name="P15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16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17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18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19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0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1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2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3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4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5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6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7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8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29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30" style:parent-style-name="Textbody" style:family="paragraph">
      <style:paragraph-properties fo:break-before="page" fo:margin-bottom="0.1451in" fo:line-height="128%"/>
      <style:text-properties style:font-name="Times New Roman" fo:color="#000000" fo:font-size="10pt" style:font-size-asian="10pt"/>
    </style:style>
    <style:style style:name="P31" style:parent-style-name="Textbody" style:family="paragraph">
      <style:paragraph-properties fo:margin-bottom="0.1451in" fo:line-height="128%"/>
    </style:style>
    <style:style style:name="T32" style:parent-style-name="Fuentedepárrafopredeter." style:family="text">
      <style:text-properties style:font-name="Times New Roman" fo:color="#000000" fo:font-size="10pt" style:font-size-asian="10pt"/>
    </style:style>
    <style:style style:name="T33" style:parent-style-name="Fuentedepárrafopredeter." style:family="text">
      <style:text-properties style:font-name="Times New Roman" fo:color="#000000" fo:font-size="10pt" style:font-size-asian="10pt"/>
    </style:style>
    <style:style style:name="T34" style:parent-style-name="Fuentedepárrafopredeter." style:family="text">
      <style:text-properties style:font-name="Times New Roman" fo:color="#000000" fo:font-size="10pt" style:font-size-asian="10pt"/>
    </style:style>
    <style:style style:name="P35" style:parent-style-name="Textbody" style:family="paragraph">
      <style:paragraph-properties fo:margin-bottom="0.1451in" fo:line-height="128%"/>
    </style:style>
    <style:style style:name="P36" style:parent-style-name="Textbody" style:family="paragraph">
      <style:paragraph-properties fo:margin-bottom="0.1451in" fo:line-height="128%"/>
    </style:style>
    <style:style style:name="P37" style:parent-style-name="Textbody" style:family="paragraph">
      <style:paragraph-properties fo:margin-bottom="0.1451in" fo:line-height="128%"/>
      <style:text-properties style:font-name="Times New Roman" fo:color="#000000" fo:font-size="10pt" style:font-size-asian="10pt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ocumentación</text:p>
      <text:p text:style-name="Standard"/>
      <text:p text:style-name="Standard">índice</text:p>
      <text:p text:style-name="Standard"/>
      <text:p text:style-name="Standard">Objetivos</text:p>
      <text:p text:style-name="Standard"/>
      <text:p text:style-name="Standard">Tecnologías utilizadas para el proyecto</text:p>
      <text:p text:style-name="Standard"/>
      <text:p text:style-name="Standard">Estructura del software</text:p>
      <text:p text:style-name="Standard"/>
      <text:p text:style-name="Standard">Docker</text:p>
      <text:soft-page-break/>
      <text:p text:style-name="P2"><text:s/>Objetivos</text:p>
      <text:p text:style-name="Standard">El objetivo de este proyecto es realizar un software utilizando que contenga los tres modulos de la carrera para poder presentar,<text:s/>inteligencia<text:s/>artifial, distribuidos y requerimientos de software.</text:p>
      <text:p text:style-name="Standard"/>
      <text:p text:style-name="Standard"/>
      <text:soft-page-break/>
      <text:p text:style-name="P3">Tecnologías usadas para el proyecto.</text:p>
      <text:p text:style-name="Standard"/>
      <text:p text:style-name="Standard"/>
      <text:p text:style-name="P4"><text:bookmark-start text:name="docs-internal-guid-7d442ff6-7fff-215a-59"/><text:bookmark-end text:name="docs-internal-guid-7d442ff6-7fff-215a-59"/>El software hace uso de versiones específicas para este proyecto en algunos casos es necesario tener las versiones para evitar problemas de compatibilidad:</text:p>
      <text:list text:style-name="LFO1" text:continue-numbering="true">
        <text:list-item>
          <text:p text:style-name="P5">Unity 2021.4f1</text:p>
        </text:list-item>
        <text:list-item>
          <text:p text:style-name="P6">Java development kit 17</text:p>
        </text:list-item>
        <text:list-item>
          <text:p text:style-name="P7">Maven 3.9.4</text:p>
        </text:list-item>
        <text:list-item>
          <text:p text:style-name="P8">Docker 24.0.5</text:p>
        </text:list-item>
        <text:list-item>
          <text:p text:style-name="P9">Node 17+</text:p>
        </text:list-item>
        <text:list-item>
          <text:p text:style-name="P10">NPM 9.6.7</text:p>
        </text:list-item>
        <text:list-item>
          <text:p text:style-name="P11">C# </text:p>
        </text:list-item>
        <text:list-item>
          <text:p text:style-name="P12">React 18.2.0</text:p>
        </text:list-item>
      </text:list>
      <text:p text:style-name="P13"/>
      <text:soft-page-break/>
      <text:p text:style-name="P14">Estructura del software</text:p>
      <text:p text:style-name="P15">El software se divide en cuatro grandes<text:s/>componente<text:s/>base de datos, back-end(Java Srping Boot), React (fron-end) y unity.</text:p>
      <text:p text:style-name="P16">La base de datos se encarga de el guardado de todos los<text:s/>datos<text:s/>de<text:s/>importancia<text:s/>que se necesitan para la<text:s/>ejecución<text:s/>del programa, el motor de base de datos para esta tarea es MYSQL, el cual contiene una base de datos llamada “consultorio” dentro de esta se<text:s/>encuentras<text:s/>las tablas</text:p>
      <text:p text:style-name="P17">Java<text:s/>Sprint<text:s/>Boot (back-end).<text:s/>Para<text:s/>el desarrollo del back-end utilizamos java, y un framework llamado Spring Boot el<text:s/>cual permite<text:s/>el desarrollo de micro-servicios para nuestra aplicación.</text:p>
      <text:p text:style-name="P18">La parte de Java<text:s/>está<text:s/>dividida en varias carpetas cada una con un objetivo distinto, para esto es necesario ingresar al proyecto<text:s/>llamado<text:s/>Psychologi2 e buscar la carpeta de com.trabajo.proyectoApi, una vez<text:s/>ahí<text:s/>podrá<text:s/>observar las diferentes carpeta que<text:s/>estuviste<text:s/>en esta caso se desglosaran de una por una.</text:p>
      <text:p text:style-name="P19">- Models: en la carpeta de Models se encurtan las clases con sus atributos que son los mismos modelos que se<text:s/>almacenaran<text:s/>en la base de datos en este caso<text:s/>están<text:s/>las de Game, Cusomer y <text:s/>Psychologist, todas las clases hacen uso de lombok, getter y setter, que generan de manera<text:s/>automática<text:s/>los<text:s/>métodos<text:s/>ademas de algunos<text:s/>métodos<text:s/>que<text:s/>genera<text:s/>ID y controecutpres que se utilizan para la<text:s/>ejecución<text:s/>del<text:s/>programa.</text:p>
      <text:p text:style-name="P20">-Repository: en esta carpeta se guardan los repositorios que es un mecanismo que encapsula el almacenamiento,<text:s/>búsqueda<text:s/>y recuperación en una colección de objetos, como es<text:s/>habitual<text:s/>en java sprinb Boot todas las declaraciones que se hacen en esta parte son<text:s/>interfaces<text:s/>que<text:s/>extiende<text:s/>de JpaRepository que ya tiene la<text:s/>mayoría<text:s/>de consultas<text:s/>más<text:s/>comunes, aque en lo particular necesitamos realizar mucas querys de manera mas objetiva a ciertos parametros la declaracion de querys se realizan aquí es esta misma interfaz en este caso las interfaces cuetan con el siguiente nombre CutomerRepository, GameRpository y Psychologistrepository.</text:p>
      <text:p text:style-name="P21"/>
      <text:p text:style-name="P22">Servicios: la carpeta de servicios tiene los RestController donde tenemos instacioados todos los micro-servicos que se necesita para el correcto funcionamiento en este caso las clases tiene como atributos las interfaces de Repository… con una anotacion de autowired que quiere refiere a que son archivos de inyeccion, sobre esta se ejecutan la socnsultas a la base de datos. Los nombres que tiene estas clases son las siguientes: CustomerAPI, GameAPI y PsuchologistAPI,</text:p>
      <text:p text:style-name="P23">Excepciones: la carpeta de excepciones tiene unas clases <text:s/>en la que podemos podemos utilizar para eviar mensajes perzonalizados de error en caso de requerirlo para seguir en este caso utilizamos la notacion de spring @ResposeStatus para las clases denttro de esta carpeta.</text:p>
      <text:p text:style-name="P24">Test de integracion:</text:p>
      <text:p text:style-name="P25">Parte continua en desarrrollo.</text:p>
      <text:p text:style-name="P26">Archivos de configuracion.</text:p>
      <text:p text:style-name="P27">En la rutra raiz del proyecto podra observar dos archivos de suma importancia para el proyecto, dockerfile y pom.xml</text:p>
      <text:p text:style-name="P28">El pom.xml es un arhvio que almacena todas las dependencias de que necesita el proyecto para poder funcionar, aquí se puede espesificar el tipo de version que se requiere.</text:p>
      <text:soft-page-break/>
      <text:p text:style-name="P29">El dockerfile es una arhcivo que se utliza para la creacion de la imagen del back-end ya que le indica a docker donde se encutran los recursos para crear la imagen, comadnos que se deben de ejecutar versiones que se neceista instalar en maquina para que esta puede funcionar.</text:p>
      <text:soft-page-break/>
      <text:p text:style-name="P30">Docker</text:p>
      <text:p text:style-name="P31"><text:span text:style-name="T32">Una de las<text:s/></text:span><text:span text:style-name="T33">múltiples</text:span><text:span text:style-name="T34"><text:s/>formas de levantar nuestro software es con el uso de docker,<text:s/></text:span>es una plataforma de software que le permite crear, probar e implementar aplicaciones rápidamente. Docker empaqueta software en unidades estandarizadas llamadas<text:s/><text:a xlink:href="https://aws.amazon.com/es/containers/" office:target-frame-name="_top" xlink:show="replace">contenedores</text:a><text:s/>que incluyen todo lo necesario para que el software se ejecute, incluidas bibliotecas, herramientas de sistema, código y tiempo de ejecución.</text:p>
      <text:p text:style-name="P35">podrá<text:s/>visualizar que existen un<text:s/>archivos<text:s/>en la raiz del proyecto llamado docker-compose el es como un sprio de<text:s/>compilación<text:s/>para generar los contenedores con solo correr un comando y tambien <text:s/>contamos con los archivos dockerfiles, distribuidos por nuestra<text:s/>aplicación<text:s/>los<text:s/>archivos<text:s/>dockerfile se encarga de guardar configuraciones para cada que<text:s/>cuando<text:s/>se cree un contenedor ya tenga las<text:s/>instrucciones<text:s/>de que comando se debe de ejecutar las versiones que necesita para pode<text:s/>ejecutar<text:s/>el software, esto puede ser modificados y tiene ya configurados donde<text:s/>encontrar<text:s/>los recursos que se necesitan para generar la imagen para pasarla a la<text:s/>máquina<text:s/>virtual.</text:p>
      <text:p text:style-name="P36"/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esus Rodriguez ✔</dc:creator>
    <meta:creation-date>2023-08-29T16:46:00Z</meta:creation-date>
    <dc:date>2023-09-13T23:20:00Z</dc:date>
    <meta:template xlink:href="Normal" xlink:type="simple"/>
    <meta:editing-cycles>4</meta:editing-cycles>
    <meta:editing-duration>PT1560S</meta:editing-duration>
    <meta:user-defined meta:name="GrammarlyDocumentId">51c89d396190bbcb76c42b61b44a559da4599790d7f81a2c9d089d0bdd1aa32c</meta:user-defined>
    <meta:document-statistic meta:page-count="7" meta:paragraph-count="43" meta:word-count="797" meta:character-count="5046" meta:row-count="119" meta:non-whitespace-character-count="4292"/>
  </office:meta>
</office:document-meta>
</file>